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osis Medium" svg:font-family="'Dosis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44cm" style:rel-column-width="3637*"/>
    </style:style>
    <style:style style:name="Table1.B" style:family="table-column">
      <style:table-column-properties style:column-width="3.14cm" style:rel-column-width="12103*"/>
    </style:style>
    <style:style style:name="Table1.C" style:family="table-column">
      <style:table-column-properties style:column-width="12.917cm" style:rel-column-width="4979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Dosis Medium" fo:font-size="16pt" fo:font-weight="bold" officeooo:rsid="0012b697" officeooo:paragraph-rsid="0012b69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osis Medium" fo:font-size="12pt" fo:font-weight="bold" officeooo:rsid="0012b697" officeooo:paragraph-rsid="0012b697" style:font-size-asian="16pt" style:font-weight-asian="bold" style:font-size-complex="16pt" style:font-weight-complex="bold"/>
    </style:style>
    <style:style style:name="P3" style:family="paragraph" style:parent-style-name="Table_20_Contents">
      <style:text-properties style:font-name="Dosis Medium" fo:font-size="12pt" officeooo:rsid="0012b697" officeooo:paragraph-rsid="0012b697" style:font-size-asian="16pt" style:font-size-complex="16pt"/>
    </style:style>
    <style:style style:name="P4" style:family="paragraph" style:parent-style-name="Table_20_Contents">
      <style:text-properties style:font-name="Dosis Medium" fo:font-size="12pt" officeooo:rsid="0014805e" officeooo:paragraph-rsid="0014805e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</text:p>
      <text:p text:style-name="P1"/>
      <text:p text:style-name="P2">Numbered list of tests corresponding to the numbered list of objectiv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Loading a model</text:p>
          </table:table-cell>
          <table:table-cell table:style-name="Table1.A1" office:value-type="string">
            <text:p text:style-name="P4">Create a mesh object in code and show that the number of vertices stored corresponds to the amount in the Wavefront.obj file.</text:p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Rendering a model</text:p>
          </table:table-cell>
          <table:table-cell table:style-name="Table1.A1" office:value-type="string">
            <text:p text:style-name="P4">Render this created model using the object shader to show it in action.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Loading a shader from a file</text:p>
          </table:table-cell>
          <table:table-cell table:style-name="Table1.A1" office:value-type="string">
            <text:p text:style-name="P4">Make a change in a shader to show that the shaders are being loaded from a file. Attempt to load a shader with an incorrect file path.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Compiling and linking shader</text:p>
          </table:table-cell>
          <table:table-cell table:style-name="Table1.A1" office:value-type="string">
            <text:p text:style-name="P4">Make a change in the shader that causes it to not compile. Make a change in the shader which causes it to fail to link properly.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Using shaders and setting uniforms</text:p>
          </table:table-cell>
          <table:table-cell table:style-name="Table1.A1" office:value-type="string">
            <text:p text:style-name="P4">Make a uniform which produces a visual effect, which is set in the program.</text:p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Processing input each frame</text:p>
          </table:table-cell>
          <table:table-cell table:style-name="Table1.A1" office:value-type="string">
            <text:p text:style-name="P4">Make the program print out a string when a specific key is pressed, and a different key when it is not pressed, in order to show that it works for both cases.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Verify the movement of the player works as intended</text:p>
          </table:table-cell>
          <table:table-cell table:style-name="Table1.A1" office:value-type="string">
            <text:p text:style-name="P4">Print out the velocity as the player moves along a flat surface to show the logarithmic nature of the player’s speed.</text:p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Verify the movement of objects works as intended</text:p>
          </table:table-cell>
          <table:table-cell table:style-name="Table1.A1" office:value-type="string">
            <text:p text:style-name="P4">Show that an object with the “moving” flag moves correctly between two stationery points.</text:p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Show collision works on simple objects</text:p>
          </table:table-cell>
          <table:table-cell table:style-name="Table1.A1" office:value-type="string">
            <text:p text:style-name="P4">Collide with a normal platform, and jump on it. Collide with a moving platform, and jump on to it.</text:p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Show sliding works on slanted objects</text:p>
          </table:table-cell>
          <table:table-cell table:style-name="Table1.A1" office:value-type="string">
            <text:p text:style-name="P4">Collide with a slanted object with a slope angle above 45 degrees to show the sliding behaviour. Collide with a similar slanted object with an angle less than 45 degrees to show sliding movement on an object like that. Jump on a slanted object.</text:p>
          </table:table-cell>
        </table:table-row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A high velocity collision example</text:p>
          </table:table-cell>
          <table:table-cell table:style-name="Table1.A1" office:value-type="string">
            <text:p text:style-name="P4">Fall from a large height and show that the player does not clip through the geometry.</text:p>
          </table:table-cell>
        </table:table-row>
        <table:table-row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Show collision works on complex geometry (e.g. Suzanne)</text:p>
          </table:table-cell>
          <table:table-cell table:style-name="Table1.A1" office:value-type="string">
            <text:p text:style-name="P4">Walk around on a torus and an imported blender monkey (Suzanne) to show how collision works on object with more complex geometry.</text:p>
          </table:table-cell>
        </table:table-row>
        <table:table-row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4">Add a level while recording to demonstrate its functionality</text:p>
          </table:table-cell>
          <table:table-cell table:style-name="Table1.A1" office:value-type="string">
            <text:p text:style-name="P4">Write a basic level, and show how it appears within the level selector, and play it.</text:p>
          </table:table-cell>
        </table:table-row>
        <table:table-row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4">Demonstrate all different flag types on the object</text:p>
          </table:table-cell>
          <table:table-cell table:style-name="Table1.A1" office:value-type="string">
            <text:p text:style-name="P4">Make a set of objects which each have one of all the different flag types: start, end, moving, rotate, accelerate, light. Show that all of these work as intended.</text:p>
          </table:table-cell>
        </table:table-row>
        <table:table-row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4">Demonstrate includes</text:p>
          </table:table-cell>
          <table:table-cell table:style-name="Table1.A1" office:value-type="string">
            <text:p text:style-name="P4">Make a new file with a single object, and include it within a level file, and show the object appear.</text:p>
          </table:table-cell>
        </table:table-row>
        <table:table-row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4">Show in the <text:soft-page-break/>program that the number of objects in the scene is correct</text:p>
          </table:table-cell>
          <table:table-cell table:style-name="Table1.A1" office:value-type="string">
            <text:p text:style-name="P4">Count the number of objects in a level file and print the number of objects <text:soft-page-break/>within the whole scene.</text:p>
          </table:table-cell>
        </table:table-row>
        <table:table-row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4">Show the documentation for the level files</text:p>
          </table:table-cell>
          <table:table-cell table:style-name="Table1.A1" office:value-type="string">
            <text:p text:style-name="P4">Do not need to explain to camera about how to make levels, just show that it is available to the player.</text:p>
          </table:table-cell>
        </table:table-row>
        <table:table-row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4">Demonstrate creating a label to display on screen</text:p>
          </table:table-cell>
          <table:table-cell table:style-name="Table1.A1" office:value-type="string">
            <text:p text:style-name="P4">Make a new label with some sample text, showing the use of font, font size, font color, and the pixel casting function to change the location of the label.</text:p>
          </table:table-cell>
        </table:table-row>
        <table:table-row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4">Demonstrate creating a button with custom behaviour</text:p>
          </table:table-cell>
          <table:table-cell table:style-name="Table1.A1" office:value-type="string">
            <text:p text:style-name="P4">Make a button which when clicked executes a function which prints text to the screen.</text:p>
          </table:table-cell>
        </table:table-row>
        <table:table-row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4">Demonstrate linking a button to a new page</text:p>
          </table:table-cell>
          <table:table-cell table:style-name="Table1.A1" office:value-type="string">
            <text:p text:style-name="P4">Make a button with a bound function which changes the state of the GUI to display a blank page.</text:p>
          </table:table-cell>
        </table:table-row>
        <table:table-row>
          <table:table-cell table:style-name="Table1.A1" office:value-type="string">
            <text:p text:style-name="P3">21</text:p>
          </table:table-cell>
          <table:table-cell table:style-name="Table1.A1" office:value-type="string">
            <text:p text:style-name="P4">Demonstrate how adding a new level file adds a new button to the selector</text:p>
          </table:table-cell>
          <table:table-cell table:style-name="Table1.A1" office:value-type="string">
            <text:p text:style-name="P4">Show the level file appear in the level selector. Show the behaviour which occurs when too many levels are added, using the copy and remove scripts.</text:p>
          </table:table-cell>
        </table:table-row>
        <table:table-row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4">Show the functionality of start and end objects</text:p>
          </table:table-cell>
          <table:table-cell table:style-name="Table1.A1" office:value-type="string">
            <text:p text:style-name="P4">Play a simple level.</text:p>
          </table:table-cell>
        </table:table-row>
        <table:table-row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4">Show the kill floor</text:p>
          </table:table-cell>
          <table:table-cell table:style-name="Table1.A1" office:value-type="string">
            <text:p text:style-name="P4">Jump off the map.</text:p>
          </table:table-cell>
        </table:table-row>
        <table:table-row>
          <table:table-cell table:style-name="Table1.A1" office:value-type="string">
            <text:p text:style-name="P3">24</text:p>
          </table:table-cell>
          <table:table-cell table:style-name="Table1.A1" office:value-type="string">
            <text:p text:style-name="P4">Show the time limit ending the level</text:p>
          </table:table-cell>
          <table:table-cell table:style-name="Table1.A1" office:value-type="string">
            <text:p text:style-name="P4">Start the level and wait for the time limit to be reached. Show the time limit in the level file to test that it corresponds correctly.</text:p>
          </table:table-cell>
        </table:table-row>
        <table:table-row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4">Show the success and failure screens</text:p>
          </table:table-cell>
          <table:table-cell table:style-name="Table1.A1" office:value-type="string">
            <text:p text:style-name="P4">This will be done as part of the last 3 tests.</text:p>
          </table:table-cell>
        </table:table-row>
        <table:table-row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4">Create a new job which runs every frame</text:p>
          </table:table-cell>
          <table:table-cell table:style-name="Table1.A1" office:value-type="string">
            <text:p text:style-name="P4">Make a job which prints some text every frame.</text:p>
          </table:table-cell>
        </table:table-row>
        <table:table-row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4">Create a new job which uses the time data</text:p>
          </table:table-cell>
          <table:table-cell table:style-name="Table1.A1" office:value-type="string">
            <text:p text:style-name="P4">Modify the job so that it outputs the time data supplied to it.</text:p>
          </table:table-cell>
        </table:table-row>
        <table:table-row>
          <table:table-cell table:style-name="Table1.A1" office:value-type="string">
            <text:p text:style-name="P3">28</text:p>
          </table:table-cell>
          <table:table-cell table:style-name="Table1.A1" office:value-type="string">
            <text:p text:style-name="P4">Show contents of job list after starting level</text:p>
          </table:table-cell>
          <table:table-cell table:style-name="Table1.A1" office:value-type="string">
            <text:p text:style-name="P4">Show that the number of jobs changes correctly when the level start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osis Medium" svg:font-family="'Dosis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2:16:26.337309119</meta:creation-date>
    <dc:date>2024-02-07T16:31:39.110483556</dc:date>
    <meta:editing-duration>PT1H10M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2" meta:paragraph-count="86" meta:word-count="777" meta:character-count="4139" meta:non-whitespace-character-count="3448"/>
  </office:meta>
</office:document-meta>
</file>